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4.006cm" fo:break-before="auto" style:use-optimal-row-height="true"/>
    </style:style>
    <style:style style:name="ro37" style:family="table-row">
      <style:table-row-properties style:row-height="2.427cm" fo:break-before="auto" style:use-optimal-row-height="true"/>
    </style:style>
    <style:style style:name="ro3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27T10:24:08.5">
            <text:p>0327 <text:s/>1024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27T10:24:08.5">
            <text:p>0327 <text:s/>1024</text:p>
          </table:table-cell>
          <table:table-cell table:style-name="ce8" table:formula="of:=NOW()" office:value-type="date" office:date-value="2022-03-27T10:24:08.5">
            <text:p>0327 <text:s/>1024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27T10:24:08.5">
            <text:p>0327 <text:s/>1024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3-27T10:24:08.5">
            <text:p>0327 <text:s/>1024</text:p>
          </table:table-cell>
          <table:table-cell table:style-name="ce8" table:formula="of:=NOW()" office:value-type="date" office:date-value="2022-03-27T10:24:08.5">
            <text:p>0327 <text:s/>1024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58cm" draw:caption-point-x="-0.61cm" draw:caption-point-y="1.508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3-27T10:24:05.59">
            <text:p>2022/3/27 10:24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8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2022/03/27</text:date>, <text:time>10:24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7T10:24:07.71</dc:date>
    <dc:creator>iwabuchi ken</dc:creator>
    <meta:editing-duration>P16DT3H11M15S</meta:editing-duration>
    <meta:editing-cycles>2248</meta:editing-cycles>
    <meta:generator>OpenOffice/4.1.3$Win32 OpenOffice.org_project/413m1$Build-9783</meta:generator>
    <meta:document-statistic meta:table-count="2" meta:cell-count="986" meta:object-count="0"/>
  </office:meta>
</office:document-meta>
</file>